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Expectation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FV(floating village) and RL(residential low density) are markedly higher with C(commercial) being much lower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Extrem Hgigh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Especially since about 1970</text:p>
          </table:table-cell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But extremely heteroskedastic possibly because of big commercial buildings or similar</text:p>
          </table:table-cell>
        </table:table-row>
        <table:table-row table:style-name="ro1">
          <table:table-cell office:value-type="string" calcext:value-type="string">
            <text:p>2ndFlr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Probably the same effect as made 1stFlrSF high, but without hetsked because the offending buildings don’t have </text:p>
          </table:table-cell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Same as 1stFlrSF</text:p>
          </table:table-cell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Very high as expected</text:p>
          </table:table-cell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ame as 1stFlrSF, but without the heteroskedacitiy and higher correlation than 2ndflr maybe only houses have basements?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nly the types built after 1946 have markedly different means, this suggest YearBuilt will be important</text:p>
          </table:table-cell>
        </table:table-row>
        <table:table-row table:style-name="ro1">
          <table:table-cell office:value-type="string" calcext:value-type="string">
            <text:p>Neighbourh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me neighbourhoods are notably more expensive but most are around the same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leCondi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Bat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office:value-type="string" calcext:value-type="string">
            <text:p>What is this?</text:p>
          </table:table-cell>
        </table:table-row>
      </table:table>
      <table:named-expressions/>
      <table:database-ranges>
        <table:database-range table:name="__Anonymous_Sheet_DB__0" table:target-range-address="Sheet1.A1:Sheet1.F8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5:45:28.256042421</meta:creation-date>
    <meta:generator>LibreOffice/5.1.6.2$Linux_X86_64 LibreOffice_project/10m0$Build-2</meta:generator>
    <dc:date>2018-01-01T23:03:56.881979887</dc:date>
    <meta:editing-duration>PT4H26M1S</meta:editing-duration>
    <meta:editing-cycles>2</meta:editing-cycles>
    <meta:document-statistic meta:table-count="1" meta:cell-count="342" meta:object-count="0"/>
    <meta:user-defined meta:name="qrichtext">1</meta:user-defined>
  </office:meta>
</office:document-meta>
</file>